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223cm"/>
    </style:style>
    <style:style style:name="co6" style:family="table-column">
      <style:table-column-properties fo:break-before="auto" style:column-width="5.759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4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array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string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stack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3" table:number-rows-spanned="1">
            <text:p>queu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ce2" office:value-type="string" calcext:value-type="string">
            <text:p>subTopic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3"/>
          <table:table-cell office:value-type="string" calcext:value-type="string">
            <text:p>reverse a string using stack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3"/>
          <table:table-cell office:value-type="string" calcext:value-type="string">
            <text:p>reverse a linkedList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check for balanced paranthes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re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 office:value-type="string" calcext:value-type="string">
            <text:p>infix to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3" office:value-type="string" calcext:value-type="string">
            <text:p>infix to prefix using stack</text:p>
          </table:table-cell>
          <table:table-cell table:number-columns-repeated="5"/>
        </table:table-row>
      </table:table>
      <table:table table:name="topics" table:style-name="ta1"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p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ed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u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table:style-name="ce3" office:value-type="string" calcext:value-type="string">
            <text:p>not able to solve proper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4-02T15:55:55.406784835</dc:date>
    <meta:editing-duration>PT8H45M38S</meta:editing-duration>
    <meta:editing-cycles>10</meta:editing-cycles>
    <meta:document-statistic meta:table-count="2" meta:cell-count="40" meta:object-count="0"/>
  </office:meta>
</office:document-meta>
</file>